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\m, g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55.9" calcext:value-type="float">
            <text:p>255.9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M_0, 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3" calcext:value-type="float">
            <text:p>1.343</text:p>
          </table:table-cell>
          <table:table-cell office:value-type="float" office:value="2.224" calcext:value-type="float">
            <text:p>2.224</text:p>
          </table:table-cell>
          <table:table-cell office:value-type="float" office:value="2.043" calcext:value-type="float">
            <text:p>2.043</text:p>
          </table:table-cell>
          <table:table-cell office:value-type="float" office:value="2.212" calcext:value-type="float">
            <text:p>2.212</text:p>
          </table:table-cell>
          <table:table-cell table:number-columns-repeated="2"/>
          <table:table-cell table:formula="of:=32.2+155" office:value-type="float" office:value="187.2" calcext:value-type="float">
            <text:p>18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3" calcext:value-type="float">
            <text:p>1.353</text:p>
          </table:table-cell>
          <table:table-cell office:value-type="float" office:value="2.16" calcext:value-type="float">
            <text:p>2.16</text:p>
          </table:table-cell>
          <table:table-cell office:value-type="float" office:value="2.033" calcext:value-type="float">
            <text:p>2.033</text:p>
          </table:table-cell>
          <table:table-cell office:value-type="float" office:value="2.293" calcext:value-type="float">
            <text:p>2.2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2.147" calcext:value-type="float">
            <text:p>2.147</text:p>
          </table:table-cell>
          <table:table-cell office:value-type="float" office:value="2.021" calcext:value-type="float">
            <text:p>2.021</text:p>
          </table:table-cell>
          <table:table-cell office:value-type="float" office:value="2.215" calcext:value-type="float">
            <text:p>2.2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1" calcext:value-type="float">
            <text:p>1.341</text:p>
          </table:table-cell>
          <table:table-cell office:value-type="float" office:value="2.208" calcext:value-type="float">
            <text:p>2.208</text:p>
          </table:table-cell>
          <table:table-cell office:value-type="float" office:value="2.057" calcext:value-type="float">
            <text:p>2.057</text:p>
          </table:table-cell>
          <table:table-cell office:value-type="float" office:value="2.164" calcext:value-type="float">
            <text:p>2.1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7" calcext:value-type="float">
            <text:p>1.337</text:p>
          </table:table-cell>
          <table:table-cell office:value-type="float" office:value="2.25" calcext:value-type="float">
            <text:p>2.25</text:p>
          </table:table-cell>
          <table:table-cell office:value-type="float" office:value="2.036" calcext:value-type="float">
            <text:p>2.036</text:p>
          </table:table-cell>
          <table:table-cell office:value-type="float" office:value="2.166" calcext:value-type="float">
            <text:p>2.1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7" calcext:value-type="float">
            <text:p>2.147</text:p>
          </table:table-cell>
          <table:table-cell office:value-type="float" office:value="2.034" calcext:value-type="float">
            <text:p>2.034</text:p>
          </table:table-cell>
          <table:table-cell office:value-type="float" office:value="2.212" calcext:value-type="float">
            <text:p>2.2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3" calcext:value-type="float">
            <text:p>1.333</text:p>
          </table:table-cell>
          <table:table-cell office:value-type="float" office:value="2.171" calcext:value-type="float">
            <text:p>2.171</text:p>
          </table:table-cell>
          <table:table-cell office:value-type="float" office:value="2.057" calcext:value-type="float">
            <text:p>2.057</text:p>
          </table:table-cell>
          <table:table-cell office:value-type="float" office:value="2.172" calcext:value-type="float">
            <text:p>2.1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6" calcext:value-type="float">
            <text:p>1.346</text:p>
          </table:table-cell>
          <table:table-cell office:value-type="float" office:value="2.133" calcext:value-type="float">
            <text:p>2.133</text:p>
          </table:table-cell>
          <table:table-cell office:value-type="float" office:value="2.052" calcext:value-type="float">
            <text:p>2.052</text:p>
          </table:table-cell>
          <table:table-cell office:value-type="float" office:value="2.251" calcext:value-type="float">
            <text:p>2.2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" calcext:value-type="float">
            <text:p>1.333</text:p>
          </table:table-cell>
          <table:table-cell office:value-type="float" office:value="2.181" calcext:value-type="float">
            <text:p>2.181</text:p>
          </table:table-cell>
          <table:table-cell office:value-type="float" office:value="2.057" calcext:value-type="float">
            <text:p>2.057</text:p>
          </table:table-cell>
          <table:table-cell office:value-type="float" office:value="2.202" calcext:value-type="float">
            <text:p>2.2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2" calcext:value-type="float">
            <text:p>1.342</text:p>
          </table:table-cell>
          <table:table-cell office:value-type="float" office:value="2.148" calcext:value-type="float">
            <text:p>2.148</text:p>
          </table:table-cell>
          <table:table-cell office:value-type="float" office:value="2.047" calcext:value-type="float">
            <text:p>2.047</text:p>
          </table:table-cell>
          <table:table-cell office:value-type="float" office:value="2.163" calcext:value-type="float">
            <text:p>2.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, s</text:p>
          </table:table-cell>
          <table:table-cell table:formula="of:=AVERAGE([.B3:.B12])" office:value-type="float" office:value="1.341" calcext:value-type="float">
            <text:p>1.341</text:p>
          </table:table-cell>
          <table:table-cell table:formula="of:=AVERAGE([.C3:.C12])" office:value-type="float" office:value="2.1769" calcext:value-type="float">
            <text:p>2.1769</text:p>
          </table:table-cell>
          <table:table-cell table:formula="of:=AVERAGE([.D3:.D12])" office:value-type="float" office:value="2.0437" calcext:value-type="float">
            <text:p>2.0437</text:p>
          </table:table-cell>
          <table:table-cell table:formula="of:=AVERAGE([.E3:.E12])" office:value-type="float" office:value="2.205" calcext:value-type="float">
            <text:p>2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, cm/s^2</text:p>
          </table:table-cell>
          <table:table-cell table:formula="of:=2*[.B20]/[.B13]^2" office:value-type="float" office:value="46.6934811633999" calcext:value-type="float">
            <text:p>46.6934811633999</text:p>
          </table:table-cell>
          <table:table-cell table:formula="of:=2*[.C20]/[.C13]^2" office:value-type="float" office:value="16.955856495795" calcext:value-type="float">
            <text:p>16.955856495795</text:p>
          </table:table-cell>
          <table:table-cell table:formula="of:=2*[.D20]/[.D13]^2" office:value-type="float" office:value="19.6106519435877" calcext:value-type="float">
            <text:p>19.6106519435877</text:p>
          </table:table-cell>
          <table:table-cell table:formula="of:=2*[.E20]/[.E13]^2" office:value-type="float" office:value="16.318303587497" calcext:value-type="float">
            <text:p>16.318303587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, cm/s^2</text:p>
          </table:table-cell>
          <table:table-cell table:formula="of:=SQRT((2*0.002/[.B13]^2)^2 + (4*[.B20]*0.002/[.B13]^3)^2)" office:value-type="float" office:value="0.139297346556752" calcext:value-type="float">
            <text:p>0.139297346556752</text:p>
          </table:table-cell>
          <table:table-cell table:formula="of:=SQRT((2*0.002/[.C13]^2)^2 + (4*[.C20]*0.002/[.C13]^3)^2)" office:value-type="float" office:value="0.0311673994668855" calcext:value-type="float">
            <text:p>0.031167399466886</text:p>
          </table:table-cell>
          <table:table-cell table:formula="of:=SQRT((2*0.002/[.D13]^2)^2 + (4*[.D20]*0.002/[.D13]^3)^2)" office:value-type="float" office:value="0.0383945890367817" calcext:value-type="float">
            <text:p>0.038394589036782</text:p>
          </table:table-cell>
          <table:table-cell table:formula="of:=SQRT((2*0.002/[.E13]^2)^2 + (4*[.E20]*0.002/[.E13]^3)^2)" office:value-type="float" office:value="0.0296137947619192" calcext:value-type="float">
            <text:p>0.029613794761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, kg*m^2</text:p>
          </table:table-cell>
          <table:table-cell table:style-name="ce1" table:formula="of:=(9.81/([.B14]/100)-1)*([.$H$3]+[.B2])/1000*([.$B26]/100)^2" office:value-type="float" office:value="0.0000936437892230373" calcext:value-type="float">
            <text:p>9.36E-05</text:p>
          </table:table-cell>
          <table:table-cell table:style-name="ce1" table:formula="of:=(9.81/([.C14]/100)-1)*([.$H$3]+[.C2])/1000*([.$B26]/100)^2" office:value-type="float" office:value="0.000827540768122419" calcext:value-type="float">
            <text:p>8.28E-04</text:p>
          </table:table-cell>
          <table:table-cell table:style-name="ce1" table:formula="of:=(9.81/([.D14]/100)-1)*([.$H$3]+[.D2])/1000*([.$B26]/100)^2" office:value-type="float" office:value="0.000543061522571013" calcext:value-type="float">
            <text:p>5.43E-04</text:p>
          </table:table-cell>
          <table:table-cell table:style-name="ce1" table:formula="of:=(9.81/([.E14]/100)-1)*([.$H$3]+[.E2])/1000*([.$B26]/100)^2" office:value-type="float" office:value="0.0010363129995368" calcext:value-type="float">
            <text:p>1.04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, g*cm^2</text:p>
          </table:table-cell>
          <table:table-cell table:style-name="ce1" table:formula="of:=SQRT((([.$H$3]+[.B2])*[.$B$26]^2*981*[.B15]/[.B14]^2)^2 + ((981/[.B14]-1)*([.$H$3]+[.B2])*2*[.$B$26]*0.01)^2 + ((981/[.B14]-1)*[.$B$26]^2*0.1)^2)" office:value-type="float" office:value="37.5755175258532" calcext:value-type="float">
            <text:p>3.76E+01</text:p>
          </table:table-cell>
          <table:table-cell table:style-name="ce1" table:formula="of:=SQRT((([.$H$3]+[.C2])*[.$B$26]^2*981*[.C15]/[.C14]^2)^2 + ((981/[.C14]-1)*([.$H$3]+[.C2])*2*[.$B$26]*0.01)^2 + ((981/[.C14]-1)*[.$B$26]^2*0.1)^2)" office:value-type="float" office:value="331.381071957255" calcext:value-type="float">
            <text:p>3.31E+02</text:p>
          </table:table-cell>
          <table:table-cell table:style-name="ce1" table:formula="of:=SQRT((([.$H$3]+[.D2])*[.$B$26]^2*981*[.D15]/[.D14]^2)^2 + ((981/[.D14]-1)*([.$H$3]+[.D2])*2*[.$B$26]*0.01)^2 + ((981/[.D14]-1)*[.$B$26]^2*0.1)^2)" office:value-type="float" office:value="217.498821737326" calcext:value-type="float">
            <text:p>2.17E+02</text:p>
          </table:table-cell>
          <table:table-cell table:style-name="ce1" table:formula="of:=SQRT((([.$H$3]+[.E2])*[.$B$26]^2*981*[.E15]/[.E14]^2)^2 + ((981/[.E14]-1)*([.$H$3]+[.E2])*2*[.$B$26]*0.01)^2 + ((981/[.E14]-1)*[.$B$26]^2*0.1)^2)" office:value-type="float" office:value="414.968770184193" calcext:value-type="float">
            <text:p>4.15E+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, kg*m^2</text:p>
          </table:table-cell>
          <table:table-cell table:style-name="ce1" table:formula="of:=[.B17]/10^7" office:value-type="float" office:value="0.00000375755175258532" calcext:value-type="float">
            <text:p>3.76E-06</text:p>
          </table:table-cell>
          <table:table-cell table:style-name="ce1" table:formula="of:=[.C17]/10^7" office:value-type="float" office:value="0.0000331381071957255" calcext:value-type="float">
            <text:p>3.31E-05</text:p>
          </table:table-cell>
          <table:table-cell table:style-name="ce1" table:formula="of:=[.D17]/10^7" office:value-type="float" office:value="0.0000217498821737326" calcext:value-type="float">
            <text:p>2.17E-05</text:p>
          </table:table-cell>
          <table:table-cell table:style-name="ce1" table:formula="of:=[.E17]/10^7" office:value-type="float" office:value="0.0000414968770184193" calcext:value-type="float">
            <text:p>4.1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/I</text:p>
          </table:table-cell>
          <table:table-cell table:style-name="ce1" table:formula="of:=[.B18]/[.B16]" office:value-type="float" office:value="0.040126011385931" calcext:value-type="float">
            <text:p>4.01E-02</text:p>
          </table:table-cell>
          <table:table-cell table:style-name="ce1" table:formula="of:=[.C18]/[.C16]" office:value-type="float" office:value="0.0400440781557041" calcext:value-type="float">
            <text:p>4.00E-02</text:p>
          </table:table-cell>
          <table:table-cell table:style-name="ce1" table:formula="of:=[.D18]/[.D16]" office:value-type="float" office:value="0.0400504938570537" calcext:value-type="float">
            <text:p>4.01E-02</text:p>
          </table:table-cell>
          <table:table-cell table:style-name="ce1" table:formula="of:=[.E18]/[.E16]" office:value-type="float" office:value="0.0400428027410321" calcext:value-type="float">
            <text:p>4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H, cm</text:p>
          </table:table-cell>
          <table:table-cell table:formula="of:=31.5+1.8+8.684" office:value-type="float" office:value="41.984" calcext:value-type="float">
            <text:p>41.984</text:p>
          </table:table-cell>
          <table:table-cell table:formula="of:=29.6-0.4+10.976" office:value-type="float" office:value="40.176" calcext:value-type="float">
            <text:p>40.176</text:p>
          </table:table-cell>
          <table:table-cell table:formula="of:=30.5+10.454" office:value-type="float" office:value="40.954" calcext:value-type="float">
            <text:p>40.954</text:p>
          </table:table-cell>
          <table:table-cell table:formula="of:=29.6-0.4+10.4+35/500" office:value-type="float" office:value="39.67" calcext:value-type="float">
            <text:p>39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inner, cm</text:p>
          </table:table-cell>
          <table:table-cell/>
          <table:table-cell table:formula="of:=8.6+42/500" office:value-type="float" office:value="8.684" calcext:value-type="float">
            <text:p>8.684</text:p>
          </table:table-cell>
          <table:table-cell table:formula="of:=8.6+42/500" office:value-type="float" office:value="8.684" calcext:value-type="float">
            <text:p>8.684</text:p>
          </table:table-cell>
          <table:table-cell table:formula="of:=[.D21]" office:value-type="float" office:value="8.684" calcext:value-type="float">
            <text:p>8.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outer, cm</text:p>
          </table:table-cell>
          <table:table-cell/>
          <table:table-cell table:formula="of:=10.9+38/500" office:value-type="float" office:value="10.976" calcext:value-type="float">
            <text:p>10.976</text:p>
          </table:table-cell>
          <table:table-cell table:formula="of:=10.4+27/500" office:value-type="float" office:value="10.454" calcext:value-type="float">
            <text:p>10.454</text:p>
          </table:table-cell>
          <table:table-cell table:formula="of:=10.4+35/500" office:value-type="float" office:value="10.47" calcext:value-type="float">
            <text:p>10.4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_stick, cm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ta I, kg*m^2</text:p>
          </table:table-cell>
          <table:table-cell table:style-name="ce1" table:formula="of:=[.B16]-[.$B16]" office:value-type="float" office:value="0" calcext:value-type="float">
            <text:p>0.00E+00</text:p>
          </table:table-cell>
          <table:table-cell table:style-name="ce1" table:formula="of:=[.C16]-[.$B16]" office:value-type="float" office:value="0.000733896978899382" calcext:value-type="float">
            <text:p>7.34E-04</text:p>
          </table:table-cell>
          <table:table-cell table:style-name="ce1" table:formula="of:=[.D16]-[.$B16]" office:value-type="float" office:value="0.000449417733347975" calcext:value-type="float">
            <text:p>4.49E-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3:13:58.679945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31:48.733802281</meta:creation-date>
    <meta:generator>LibreOffice/6.4.7.2$Linux_X86_64 LibreOffice_project/40$Build-2</meta:generator>
    <dc:date>2022-02-06T14:20:34.360380817</dc:date>
    <meta:editing-duration>PT1H34M27S</meta:editing-duration>
    <meta:editing-cycles>10</meta:editing-cycles>
    <meta:document-statistic meta:table-count="1" meta:cell-count="111" meta:object-count="0"/>
  </office:meta>
</office:document-meta>
</file>